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Gérer_20_Praticie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érer Praticien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Default"/>
        <table:table-column table:style-name="co2" table:number-columns-repeated="16379"/>
        <table:table-row table:style-name="ro1">
          <table:table-cell table:style-name="ce1" office:value-type="string" calcext:value-type="string">
            <text:p>Étapes du cas testées</text:p>
          </table:table-cell>
          <table:table-cell table:style-name="ce1" office:value-type="string" calcext:value-type="string">
            <text:p>Description du test effectué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tenu</text:p>
          </table:table-cell>
          <table:table-cell table:style-name="ce1" office:value-type="string" calcext:value-type="string">
            <text:p>Conformité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-</text:p>
          </table:table-cell>
          <table:table-cell table:style-name="ce2" office:value-type="string" calcext:value-type="string">
            <text:p>Connexion en tant que visiteur / délégué ou responsable</text:p>
          </table:table-cell>
          <table:table-cell table:style-name="ce2" office:value-type="string" calcext:value-type="string">
            <text:p>Connexion réussie avec HAB_ID = 1, 2 ou 3</text:p>
          </table:table-cell>
          <table:table-cell table:style-name="ce2" office:value-type="string" calcext:value-type="string">
            <text:p>Connexion OK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 visiteur demande à consulter les informations praticiens.</text:p>
          </table:table-cell>
          <table:table-cell table:number-columns-repeated="2"/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s/>le système invite à sélectionner un praticien dans une liste déroulante. </text:p>
          </table:table-cell>
          <table:table-cell office:value-type="string" calcext:value-type="string">
            <text:p>une liste déroulante affiche les praticiens</text:p>
          </table:table-cell>
          <table:table-cell office:value-type="string" calcext:value-type="string">
            <text:p>affichage de la totalité des praticiens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-3</text:p>
          </table:table-cell>
          <table:table-cell table:style-name="ce4" office:value-type="string" calcext:value-type="string">
            <text:p> Le visiteur sélectionne un praticien puis valide. </text:p>
          </table:table-cell>
          <table:table-cell office:value-type="string" calcext:value-type="string">
            <text:p>appuyer sur le bouton valider</text:p>
          </table:table-cell>
          <table:table-cell/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3">
          <table:table-cell office:value-type="string" calcext:value-type="string">
            <text:p>-4</text:p>
          </table:table-cell>
          <table:table-cell table:style-name="ce4" office:value-type="string" calcext:value-type="string">
            <text:p> <text:s/>le système affiche les informations sur le praticien sélectionné. </text:p>
          </table:table-cell>
          <table:table-cell table:number-columns-repeated="2"/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1" table:number-rows-repeated="4">
          <table:table-cell table:style-name="Default"/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09:15:08.03241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érer_20_Praticien" style:display-name="PageStyle_Gérer Pratici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12-02T09:39:50</meta:creation-date>
    <dc:date>2025-12-09T09:31:43.221989300</dc:date>
    <meta:generator>LibreOffice/25.8.3.2$Windows_X86_64 LibreOffice_project/8ca8d55c161d602844f5428fa4b58097424e324e</meta:generator>
    <meta:editing-duration>PT12M31S</meta:editing-duration>
    <meta:editing-cycles>6</meta:editing-cycles>
    <meta:document-statistic meta:table-count="1" meta:cell-count="25" meta:object-count="0"/>
    <meta:user-defined meta:name="AppVersion">3.0</meta:user-defined>
  </office:meta>
</office:document-meta>
</file>